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6354in" style:rel-column-width="6222*"/>
    </style:style>
    <style:style style:name="Table1.B" style:family="table-column">
      <style:table-column-properties style:column-width="1.1979in" style:rel-column-width="11730*"/>
    </style:style>
    <style:style style:name="Table1.C" style:family="table-column">
      <style:table-column-properties style:column-width="3.9479in" style:rel-column-width="38660*"/>
    </style:style>
    <style:style style:name="Table1.D" style:family="table-column">
      <style:table-column-properties style:column-width="0.9111in" style:rel-column-width="8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Heading_20_1" style:list-style-name="L1"/>
    <style:style style:name="P7" style:family="paragraph" style:parent-style-name="Heading_20_1" style:list-style-name=""/>
    <style:style style:name="P8" style:family="paragraph" style:parent-style-name="Heading_20_1" style:list-style-name="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Heading_20_1" style:list-style-name="L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enutzerdokumentation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26. März 2010</text:p>
      <text:p text:style-name="P1"/>
      <text:p text:style-name="P1"><text:line-break/>Version 0.1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Inhaltsverzeichnis</text:p>
          </text:index-title>
          <text:p text:style-name="P11">1.Inbetriebnahme<text:tab/>3</text:p>
          <text:p text:style-name="P12">1.1 Konfigurationsdatei<text:tab/>3</text:p>
          <text:p text:style-name="P12">1.2 Debug-Mode (RS232)<text:tab/>3</text:p>
          <text:p text:style-name="P11">2.Webinterface<text:tab/>4</text:p>
          <text:p text:style-name="P11">3.Touch Interface<text:tab/>5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23.03.2010</text:p>
          </table:table-cell>
          <table:table-cell table:style-name="Table1.A2" office:value-type="string">
            <text:p text:style-name="Table_20_Contents">Erstellen der Benutzer Doku</text:p>
          </table:table-cell>
          <table:table-cell table:style-name="Table1.D2" office:value-type="string">
            <text:p text:style-name="Table_20_Contents">Anzinger Hahn</text:p>
          </table:table-cell>
        </table:table-row>
      </table:table>
      <text:p text:style-name="Text_20_body"/>
      <text:p text:style-name="P5"/>
      <text:list xml:id="list196113074" text:style-name="L1">
        <text:list-item>
          <text:h text:style-name="P6" text:outline-level="1">Inbetriebnahme</text:h>
        </text:list-item>
      </text:list>
      <text:h text:style-name="Heading_20_2" text:outline-level="2"/>
      <text:h text:style-name="Heading_20_2" text:outline-level="2">1.1<text:tab/>Konfigurationsdatei</text:h>
      <text:p text:style-name="Text_20_body"/>
      <text:h text:style-name="Heading_20_2" text:outline-level="2">1.2<text:tab/>Debug-Mode (RS232)</text:h>
      <text:p text:style-name="Text_20_body"/>
      <text:h text:style-name="P7" text:outline-level="1"/>
      <text:h text:style-name="P7" text:outline-level="1"/>
      <text:list xml:id="list165237349" text:continue-numbering="true" text:style-name="L1">
        <text:list-item>
          <text:h text:style-name="P9" text:outline-level="1">Webinterface</text:h>
        </text:list-item>
      </text:list>
      <text:h text:style-name="Heading_20_2" text:outline-level="2"/>
      <text:list xml:id="list307897353" text:continue-numbering="true" text:style-name="L1">
        <text:list-item>
          <text:h text:style-name="P9" text:outline-level="1">Touch Interface</text:h>
        </text:list-item>
      </text:list>
      <text:h text:style-name="Heading_20_2" text:outline-level="2"/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/>
      <style:text-properties fo:color="#000000" fo:font-size="18pt" fo:letter-spacing="0.0035in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Software Dokumentation: Universelle Maschinensteuerung mit Webinterface<text:tab/>26.03.2010</text:p>
      </style:header>
      <style:footer>
        <text:p text:style-name="Footer">Anzinger Martin, Hahn Florian<text:tab/><text:tab/>Seite <text:page-number text:select-page="current">5</text:page-number> von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8T11:12:29</meta:creation-date>
    <dc:date>2010-03-26T09:03:08</dc:date>
    <meta:editing-duration>PT02H51M40S</meta:editing-duration>
    <meta:editing-cycles>45</meta:editing-cycles>
    <meta:generator>OpenOffice.org/3.2$Unix OpenOffice.org_project/320m12$Build-9483</meta:generator>
    <meta:document-statistic meta:table-count="1" meta:image-count="0" meta:object-count="0" meta:page-count="5" meta:paragraph-count="28" meta:word-count="70" meta:character-count="553"/>
    <meta:user-defined meta:name="Info 1"/>
    <meta:user-defined meta:name="Info 2"/>
    <meta:user-defined meta:name="Info 3"/>
    <meta:user-defined meta:name="Info 4"/>
  </office:meta>
</office:document-meta>
</file>